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  <style:style style:name="T7" style:family="text">
      <style:text-properties style:font-weight-asian="normal"/>
    </style:style>
    <style:style style:name="T8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irion.MVC Architecture (Mark 2)</text:h>
      <text:p text:style-name="Standard"><text:span text:style-name="T2">Application:</text:span> Hosts the MVC Application and as such maintains the set of open Views and available Controllers.</text:p>
      <text:p text:style-name="P1">ApplicationMediator: <text:span text:style-name="T4">Handles distributing Commands between Controllers.</text:span></text:p>
      <text:p text:style-name="P1">Command: <text:span text:style-name="T4">Represents a request to perform some action.</text:span></text:p>
      <text:p text:style-name="P1">Controller: <text:span text:style-name="T4">Represents a set of CommandHandlers.</text:span></text:p>
      <text:p text:style-name="P1">CommandHandler:<text:span text:style-name="T4"> Handles the execution of a command.</text:span></text:p>
      <text:p text:style-name="P1">CommandHandlerPriority:<text:span text:style-name="T4"> The priority of the controller handler predefined levels, in order of priority, are Authorisation, Filter, Default.</text:span></text:p>
      <text:p text:style-name="P1"><text:span text:style-name="T4"/></text:p>
      <text:p text:style-name="P1"><text:span text:style-name="T4">Example: Save Person</text:span></text:p>
      <text:list xml:id="list30216895" text:style-name="L1">
        <text:list-item>
          <text:p text:style-name="P2">User presses save</text:p>
        </text:list-item>
        <text:list-item>
          <text:p text:style-name="P2">Executes the PersonViewModel's SaveCommand</text:p>
          <text:list>
            <text:list-item>
              <text:p text:style-name="P2">Disable relevant view controls (set Saving property to true)</text:p>
            </text:list-item>
            <text:list-item>
              <text:p text:style-name="P2">Posts a SavePersonCommand to ApplicationMediator (Async?)</text:p>
            </text:list-item>
          </text:list>
        </text:list-item>
        <text:list-item>
          <text:p text:style-name="P2">ApplicationMediator receives SavePersonCommand</text:p>
          <text:list>
            <text:list-item>
              <text:p text:style-name="P2">Build command context</text:p>
            </text:list-item>
            <text:list-item>
              <text:p text:style-name="P2">Distribute SavePersonCommand to all registered CommandHandlers</text:p>
              <text:list>
                <text:list-item>
                  <text:p text:style-name="P2">PersonController's SavePerson ActionMethod receives “SavePersonCommand”</text:p>
                  <text:list>
                    <text:list-item>
                      <text:p text:style-name="P2">Attempts to save the person</text:p>
                    </text:list-item>
                    <text:list-item>
                      <text:p text:style-name="P3"><text:span text:style-name="T4">If fail → Add error(s) to command context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4">Post SavePersonCommand completed event, with error information if not successful.</text:span></text:p>
            </text:list-item>
          </text:list>
        </text:list-item>
        <text:list-item>
          <text:p text:style-name="P3"><text:span text:style-name="T4">PersonViewModel receives SavePersonCommand completed event and re-enables relevant view controls, adding any error information if required.</text:span></text:p>
        </text:list-item>
      </text:list>
      <text:p text:style-name="Standard"><text:span text:style-name="T4"/></text:p>
      <text:p text:style-name="Standard"><text:span text:style-name="T4">PersonController</text:span></text:p>
      <text:p text:style-name="Standard"><text:span text:style-name="T4"/></text:p>
      <text:p text:style-name="Standard"><text:span text:style-name="T4">public class PersonController : Controller</text:span></text:p>
      <text:p text:style-name="Standard"><text:span text:style-name="T4">{</text:span></text:p>
      <text:p text:style-name="Standard"><text:span text:style-name="T4"><text:tab/>public void SavePerson(Person person)</text:span></text:p>
      <text:p text:style-name="Standard"><text:span text:style-name="T4"><text:tab/>{</text:span></text:p>
      <text:p text:style-name="Standard"><text:span text:style-name="T4"><text:tab/><text:tab/>try {</text:span></text:p>
      <text:p text:style-name="Standard"><text:span text:style-name="T4"><text:tab/><text:tab/><text:tab/>_service.SavePerson(person);</text:span></text:p>
      <text:p text:style-name="Standard"><text:span text:style-name="T4"><text:tab/><text:tab/>} catch(ValidationException e) {</text:span></text:p>
      <text:p text:style-name="Standard"><text:span text:style-name="T4"><text:tab/><text:tab/><text:tab/>CommandContext.AddValidationErrors(e);</text:span></text:p>
      <text:p text:style-name="Standard"><text:span text:style-name="T4"><text:tab/><text:tab/>}</text:span></text:p>
      <text:p text:style-name="Standard"><text:span text:style-name="T4"><text:tab/>}</text:span></text:p>
      <text:p text:style-name="Standard"><text:span text:style-name="T4">}</text:span></text:p>
      <text:p text:style-name="Standard"><text:span text:style-name="T4"/></text:p>
      <text:p text:style-name="Standard"><text:span text:style-name="T4"/></text:p>
      <text:p text:style-name="Standard"><text:span text:style-name="T4">public class ProjectController : Controller</text:span></text:p>
      <text:p text:style-name="Standard"><text:span text:style-name="T4">{</text:span></text:p>
      <text:p text:style-name="Standard"><text:span text:style-name="T4"><text:tab/>public void OpenFile( File file)</text:span></text:p>
      <text:p text:style-name="Standard"><text:span text:style-name="T4"><text:tab/>{</text:span></text:p>
      <text:p text:style-name="Standard"><text:span text:style-name="T4"><text:tab/><text:tab/><text:tab/><text:tab/><text:tab/><text:tab/></text:span></text:p>
      <text:p text:style-name="Standard"><text:span text:style-name="T4"><text:tab/>}</text:span></text:p>
      <text:p text:style-name="Standard"><text:span text:style-name="T4">}</text:span></text:p>
      <text:p text:style-name="Standard"><text:span text:style-name="T4"/></text:p>
      <text:p text:style-name="Standard"><text:span text:style-name="T4">public class FileController : Controller</text:span></text:p>
      <text:p text:style-name="Standard"><text:span text:style-name="T4">{</text:span></text:p>
      <text:p text:style-name="Standard"><text:span text:style-name="T4"><text:tab/>public void OpenFile(File file)</text:span></text:p>
      <text:p text:style-name="Standard"><text:soft-page-break/><text:span text:style-name="T4"><text:tab/>{</text:span></text:p>
      <text:p text:style-name="Standard"><text:span text:style-name="T4"><text:tab/><text:tab/>// open file</text:span></text:p>
      <text:p text:style-name="Standard"><text:span text:style-name="T4"><text:tab/>}</text:span></text:p>
      <text:p text:style-name="Standard"><text:span text:style-name="T4"/></text:p>
      <text:p text:style-name="Standard"><text:span text:style-name="T4"><text:tab/>public void SaveFile(File file)</text:span></text:p>
      <text:p text:style-name="Standard"><text:span text:style-name="T4"><text:tab/>{</text:span></text:p>
      <text:p text:style-name="Standard"><text:span text:style-name="T4"><text:tab/><text:tab/>try {</text:span></text:p>
      <text:p text:style-name="Standard"><text:span text:style-name="T4"><text:tab/><text:tab/><text:tab/>// save file</text:span></text:p>
      <text:p text:style-name="Standard"><text:span text:style-name="T4"><text:tab/><text:tab/>} catch {</text:span></text:p>
      <text:p text:style-name="Standard"><text:span text:style-name="T4"><text:tab/><text:tab/><text:tab/>CommandState.AddError(File save failed)</text:span></text:p>
      <text:p text:style-name="Standard"><text:span text:style-name="T4"><text:tab/><text:tab/>}</text:span></text:p>
      <text:p text:style-name="Standard"><text:span text:style-name="T4"><text:tab/>}</text:span></text:p>
      <text:p text:style-name="Standard"><text:span text:style-name="T4">}</text:span></text:p>
      <text:h text:style-name="Heading_20_1" text:outline-level="1">Airion.MVC Architecture</text:h>
      <text:h text:style-name="Heading_20_3" text:outline-level="3">Core Concepts</text:h>
      <text:p text:style-name="Standard"><text:span text:style-name="T2">Application:</text:span> Hosts the MVC Application and as such maintains the set of open Views and available Controllers.</text:p>
      <text:p text:style-name="P1">ApplicationMediator: <text:span text:style-name="T4">Handles messaging between controllers.</text:span></text:p>
      <text:p text:style-name="Standard"><text:span text:style-name="T2">Controller:</text:span> Represents a set of ActionMethods that can be performed on a given subject type, usually an aggregate root.</text:p>
      <text:p text:style-name="P1">ActionContext: <text:span text:style-name="T4">An ActionContext represents the call context in which the action was executed. </text:span></text:p>
      <text:p text:style-name="P1">ActionMethod: <text:span text:style-name="T4">An action method performs a single operation on a subject of the controller and returns an ActionResult.</text:span></text:p>
      <text:p text:style-name="Standard"><text:span text:style-name="T2">ActionResult:</text:span> An ActionResult represents the results of a call to an ActionMethod which will be handled by an ActionResultHandler.</text:p>
      <text:p text:style-name="P1">ActionResultHandler: <text:span text:style-name="T4">An ActionResultHandler handles the results of a given ActionResult.</text:span></text:p>
      <text:h text:style-name="Heading_20_3" text:outline-level="3"><text:span text:style-name="T4">ActionResults</text:span></text:h>
      <text:p text:style-name="P4">OpenViewResult<text:span text:style-name="T4">: Represents a view of something.</text:span></text:p>
      <text:p text:style-name="P4">RefreshViewResult:<text:span text:style-name="T4"> Represents a request to refresh the calling view.</text:span></text:p>
      <text:p text:style-name="P4">CloseViewResult: <text:span text:style-name="T4">Represents a request to close the calling view.</text:span></text:p>
      <text:p text:style-name="P4">Object:<text:span text:style-name="T4"> Represents other ActionResult that is not previously handled.</text:span></text:p>
      <text:p text:style-name="P4">Void:<text:span text:style-name="T4"> There was no result from the action.</text:span></text:p>
      <text:h text:style-name="Heading_20_3" text:outline-level="3"><text:span text:style-name="T4">ActionResultHandlers</text:span></text:h>
      <text:p text:style-name="P4">OpenViewResultHandler: <text:span text:style-name="T4">Takes the given view and creates a new window displaying it to the user.</text:span></text:p>
      <text:p text:style-name="P4">RefereshViewResultHandler: <text:span text:style-name="T4">Refreshes the calling view, this will also bring it into focus.</text:span></text:p>
      <text:p text:style-name="P4">CloseViewResultHandler: <text:span text:style-name="T4">Closes the window from which the call originated from.</text:span></text:p>
      <text:p text:style-name="P4">RedirectResultHandler: <text:span text:style-name="T4">Takes the given RedirectResult and executes the specified ActionMethod.</text:span></text:p>
      <text:p text:style-name="P4">ObjectResultHandler: <text:span text:style-name="T4">Returns the result to the calling view.</text:span></text:p>
      <text:p text:style-name="P4"><text:span text:style-name="T4"/></text:p>
      <text:p text:style-name="P1"><text:span text:style-name="T4"/></text:p>
      <text:p text:style-name="P1"><text:soft-page-break/><text:span text:style-name="T4"/></text:p>
      <text:p text:style-name="Standard"/>
      <text:p text:style-name="P1"><text:span text:style-name="T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rles Weld</meta:initial-creator>
    <meta:creation-date>2010-11-06T07:43:06.02</meta:creation-date>
    <dc:date>2010-11-06T13:48:41.43</dc:date>
    <dc:creator>Charles Weld</dc:creator>
    <meta:editing-duration>PT05H00M11S</meta:editing-duration>
    <meta:editing-cycles>5</meta:editing-cycles>
    <meta:generator>OpenOffice.org/3.2$Win32 OpenOffice.org_project/320m12$Build-9483</meta:generator>
    <meta:document-statistic meta:table-count="0" meta:image-count="0" meta:object-count="0" meta:page-count="3" meta:paragraph-count="75" meta:word-count="433" meta:character-count="3216"/>
  </office:meta>
</office:document-meta>
</file>